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1b4" officeooo:paragraph-rsid="0007e1b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e1b4" officeooo:paragraph-rsid="0007e1b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528f" officeooo:paragraph-rsid="0008528f" style:font-weight-asian="bold" style:font-weight-complex="bold"/>
    </style:style>
    <style:style style:name="P4" style:family="paragraph" style:parent-style-name="Standard">
      <style:text-properties officeooo:rsid="0008528f" officeooo:paragraph-rsid="0008528f"/>
    </style:style>
    <style:style style:name="P5" style:family="paragraph" style:parent-style-name="Standard" style:list-style-name="L1">
      <style:text-properties officeooo:rsid="0007e1b4" officeooo:paragraph-rsid="0007e1b4"/>
    </style:style>
    <style:style style:name="P6" style:family="paragraph" style:parent-style-name="Standard" style:list-style-name="L2">
      <style:text-properties officeooo:rsid="0008528f" officeooo:paragraph-rsid="0008528f"/>
    </style:style>
    <style:style style:name="P7" style:family="paragraph" style:parent-style-name="Standard" style:list-style-name="L2">
      <style:text-properties officeooo:rsid="00091eff" officeooo:paragraph-rsid="00091eff"/>
    </style:style>
    <style:style style:name="P8" style:family="paragraph" style:parent-style-name="Standard" style:list-style-name="L2">
      <style:text-properties officeooo:rsid="000968cd" officeooo:paragraph-rsid="000968cd"/>
    </style:style>
    <style:style style:name="P9" style:family="paragraph" style:parent-style-name="Standard">
      <style:text-properties officeooo:rsid="000968cd" officeooo:paragraph-rsid="000968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hases for designing a database:</text:p>
      <text:p text:style-name="P1"/>
      <text:list xml:id="list3383963134370294116" text:style-name="L1">
        <text:list-item>
          <text:p text:style-name="P5">Requirements, specifications, and analysis</text:p>
        </text:list-item>
        <text:list-item>
          <text:p text:style-name="P5">Concept design</text:p>
        </text:list-item>
        <text:list-item>
          <text:p text:style-name="P5">Logic design – specifics of the concept design</text:p>
        </text:list-item>
        <text:list-item>
          <text:p text:style-name="P5">Physical design – implementation, include specifications, build the database.</text:p>
        </text:list-item>
      </text:list>
      <text:p text:style-name="P1"/>
      <text:p text:style-name="P3">Key Terms to Study on Midterm</text:p>
      <text:p text:style-name="P4"/>
      <text:list xml:id="list5173727311698909921" text:style-name="L2">
        <text:list-item>
          <text:p text:style-name="P6">Meta-data</text:p>
        </text:list-item>
        <text:list-item>
          <text:p text:style-name="P6">Database management system (DBMS)</text:p>
        </text:list-item>
        <text:list-item>
          <text:p text:style-name="P6">Data abstraction</text:p>
        </text:list-item>
        <text:list-item>
          <text:p text:style-name="P7">Database Administrators (DBA)</text:p>
        </text:list-item>
        <text:list-item>
          <text:p text:style-name="P7">Database designers</text:p>
        </text:list-item>
        <text:list-item>
          <text:p text:style-name="P8">Keys, Keys, Keys, and more Keys</text:p>
        </text:list-item>
        <text:list-item>
          <text:p text:style-name="P8">When relational databases came about</text:p>
        </text:list-item>
        <text:list-item>
          <text:p text:style-name="P8">Design first, Table later</text:p>
        </text:list-item>
        <text:list-item>
          <text:p text:style-name="P8">Joining Tables</text:p>
        </text:list-item>
        <text:list-item>
          <text:p text:style-name="P8">SELECT what, FROM which table, WHERE column variable = some specific value</text:p>
          <text:list>
            <text:list-item>
              <text:p text:style-name="P8">EXAMPLE: </text:p>
              <text:list>
                <text:list-item>
                  <text:p text:style-name="P8">SELECT LastName, FirstName, StudentID</text:p>
                </text:list-item>
                <text:list-item>
                  <text:p text:style-name="P8">FROM Students</text:p>
                </text:list-item>
                <text:list-item>
                  <text:p text:style-name="P8">WHERE LastName = 'Himes'; </text:p>
                  <text:list>
                    <text:list-item>
                      <text:p text:style-name="P8">other options are ORDER BY, LIKE '%...%', AND, OR</text:p>
                      <text:p text:style-name="P8"/>
                    </text:list-item>
                  </text:list>
                </text:list-item>
              </text:list>
            </text:list-item>
          </text:list>
        </text:list-item>
        <text:list-item>
          <text:p text:style-name="P8">UPDATE table SET column WHERE some column = some specific value</text:p>
          <text:list>
            <text:list-item>
              <text:p text:style-name="P8">EXAMPLE:</text:p>
              <text:list>
                <text:list-item>
                  <text:p text:style-name="P8">UPDATE Students SET Lname ='Himes' WHERE Lname = 'Hmies'; </text:p>
                  <text:p text:style-name="P8">(someone made a typo).</text:p>
                  <text:p text:style-name="P8"/>
                </text:list-item>
              </text:list>
            </text:list-item>
          </text:list>
        </text:list-item>
        <text:list-item>
          <text:p text:style-name="P8">INSERT INTO Table (all columns) VALUES(column args)</text:p>
          <text:list>
            <text:list-item>
              <text:p text:style-name="P8">EXAMPLE: </text:p>
              <text:list>
                <text:list-item>
                  <text:p text:style-name="P8">INSERT INTO Students(Lname, Fname, StudentID) VALUES (Himes, Kaleb, 012222);</text:p>
                  <text:p text:style-name="P8"/>
                </text:list-item>
              </text:list>
            </text:list-item>
          </text:list>
        </text:list-item>
        <text:list-item>
          <text:p text:style-name="P8">DELETE FROM Table {Table1,Table2} WHERE table1.Lname = 'himes'</text:p>
          <text:p text:style-name="P8"/>
        </text:list-item>
        <text:list-item>
          <text:p text:style-name="P8">DELETE FROM Table's USING table1, INNER JOIN table2 INNER JOIN table3.... </text:p>
          <text:list>
            <text:list-header>
              <text:p text:style-name="P8">WHERE table1.Lname = 'himes' AND table2.Lname = table1.Lname AND ….</text:p>
              <text:p text:style-name="P8"/>
            </text:list-header>
          </text:list>
        </text:list-item>
        <text:list-item>
          <text:p text:style-name="P8">STUDY SLIDES, KNOW SHAPES/SYMBOLS THAT HE KEPT DISPLAYING IN CLASS</text:p>
          <text:list>
            <text:list-header>
              <text:p text:style-name="P8"/>
            </text:list-header>
          </text:list>
        </text:list-item>
      </text:list>
      <text:p text:style-name="P9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04:27.369309576</meta:creation-date>
    <dc:date>2014-10-01T11:55:12.976869580</dc:date>
    <meta:editing-duration>PT16M21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39" meta:word-count="210" meta:character-count="1257" meta:non-whitespace-character-count="1106"/>
  </office:meta>
</office:document-meta>
</file>